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arial" svg:font-family="arial, sans-serif"/>
    <style:font-face style:name="monospace" svg:font-family="monospace, monospace"/>
    <style:font-face style:name="proxima-nova" svg:font-family="proxima-nov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16pt" officeooo:rsid="001a7a70" officeooo:paragraph-rsid="001a7a70" style:font-size-asian="16pt" style:font-size-complex="16pt"/>
    </style:style>
    <style:style style:name="P2" style:family="paragraph" style:parent-style-name="Text_20_body">
      <style:text-properties officeooo:rsid="00314055" officeooo:paragraph-rsid="00314055"/>
    </style:style>
    <style:style style:name="P3" style:family="paragraph" style:parent-style-name="Text_20_body">
      <style:text-properties fo:font-variant="normal" fo:text-transform="none" fo:color="#999988" style:font-name="Consolas" fo:font-size="12pt" fo:letter-spacing="normal" fo:font-style="italic" fo:font-weight="normal"/>
    </style:style>
    <style:style style:name="P4" style:family="paragraph" style:parent-style-name="Text_20_body">
      <style:text-properties fo:font-variant="normal" fo:text-transform="none" fo:color="#999988" style:font-name="Consolas" fo:font-size="12pt" fo:letter-spacing="normal" fo:font-style="italic" fo:font-weight="normal" officeooo:paragraph-rsid="0033cf10"/>
    </style:style>
    <style:style style:name="P5" style:family="paragraph" style:parent-style-name="Text_20_body">
      <style:text-properties fo:font-variant="normal" fo:text-transform="none" fo:color="#999988" style:font-name="Consolas" fo:font-size="12pt" fo:letter-spacing="normal" fo:font-style="italic" fo:font-weight="normal" officeooo:paragraph-rsid="0033fae4"/>
    </style:style>
    <style:style style:name="P6" style:family="paragraph" style:parent-style-name="Text_20_body">
      <style:text-properties fo:font-variant="normal" fo:text-transform="none" fo:color="#999988" style:font-name="Consolas" fo:font-size="12pt" fo:letter-spacing="normal" fo:font-style="italic" fo:font-weight="normal" officeooo:rsid="0033fae4" officeooo:paragraph-rsid="0033fae4"/>
    </style:style>
    <style:style style:name="P7" style:family="paragraph" style:parent-style-name="Text_20_body">
      <style:text-properties fo:font-variant="normal" fo:text-transform="none" fo:color="#999988" style:font-name="Consolas" fo:font-size="12pt" fo:letter-spacing="normal" fo:font-style="italic" fo:font-weight="normal" officeooo:paragraph-rsid="003562fa"/>
    </style:style>
    <style:style style:name="P8" style:family="paragraph" style:parent-style-name="Text_20_body">
      <style:text-properties fo:font-variant="normal" fo:text-transform="none" fo:color="#999988" style:font-name="Consolas" fo:font-size="12pt" fo:letter-spacing="normal" fo:font-style="italic" fo:font-weight="normal" officeooo:paragraph-rsid="00386aa4"/>
    </style:style>
    <style:style style:name="P9" style:family="paragraph" style:parent-style-name="Text_20_body">
      <style:text-properties fo:font-variant="normal" fo:text-transform="none" fo:color="#999988" style:font-name="Consolas" fo:font-size="12pt" fo:letter-spacing="normal" fo:font-style="italic" fo:font-weight="normal" officeooo:paragraph-rsid="0038b093"/>
    </style:style>
    <style:style style:name="P10" style:family="paragraph" style:parent-style-name="Text_20_body">
      <style:text-properties fo:font-variant="normal" fo:text-transform="none" fo:color="#999988" style:font-name="Consolas" fo:font-size="12pt" fo:letter-spacing="normal" fo:font-style="italic" fo:font-weight="normal" officeooo:rsid="003a655f" officeooo:paragraph-rsid="003a655f"/>
    </style:style>
    <style:style style:name="P11" style:family="paragraph" style:parent-style-name="Text_20_body">
      <style:text-properties fo:font-variant="normal" fo:text-transform="none" fo:color="#999988" style:font-name="Consolas" fo:font-size="12pt" fo:letter-spacing="normal" fo:font-style="italic" fo:font-weight="normal" officeooo:paragraph-rsid="004574ce"/>
    </style:style>
    <style:style style:name="P12" style:family="paragraph" style:parent-style-name="Text_20_body">
      <style:paragraph-properties>
        <style:tab-stops>
          <style:tab-stop style:position="2.778cm"/>
        </style:tab-stops>
      </style:paragraph-properties>
    </style:style>
    <style:style style:name="P13" style:family="paragraph" style:parent-style-name="Text_20_body">
      <style:text-properties officeooo:rsid="0039b380" officeooo:paragraph-rsid="0039b380"/>
    </style:style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>
      <style:text-properties officeooo:rsid="0046f675" officeooo:paragraph-rsid="0046f675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bold" fo:padding="0cm" fo:border="none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fo:padding="0cm" fo:border="none"/>
    </style:style>
    <style:style style:name="T4" style:family="text">
      <style:text-properties fo:font-variant="normal" fo:text-transform="none" fo:color="#333333" style:font-name="monospace" fo:font-size="10.5pt" fo:letter-spacing="normal" fo:font-style="normal" fo:font-weight="normal" fo:background-color="transparent" loext:char-shading-value="0" fo:padding="0cm" fo:border="none"/>
    </style:style>
    <style:style style:name="T5" style:family="text">
      <style:text-properties fo:font-variant="normal" fo:text-transform="none" fo:color="#333333" style:font-name="monospace" fo:font-size="10.5pt" fo:letter-spacing="normal" fo:font-style="normal" fo:font-weight="normal" officeooo:rsid="002f2a83" fo:background-color="transparent" loext:char-shading-value="0" fo:padding="0cm" fo:border="none"/>
    </style:style>
    <style:style style:name="T6" style:family="text">
      <style:text-properties fo:font-variant="normal" fo:text-transform="none" fo:color="#333333" style:font-name="monospace" fo:font-size="10.5pt" fo:letter-spacing="normal" fo:font-style="normal" fo:font-weight="normal" officeooo:rsid="002fb03a" fo:background-color="transparent" loext:char-shading-value="0" fo:padding="0cm" fo:border="none"/>
    </style:style>
    <style:style style:name="T7" style:family="text">
      <style:text-properties fo:font-variant="normal" fo:text-transform="none" fo:color="#333333" style:font-name="monospace" fo:font-size="10.5pt" fo:letter-spacing="normal" fo:font-style="normal" fo:font-weight="normal" officeooo:rsid="00311c2d" fo:background-color="transparent" loext:char-shading-value="0" fo:padding="0cm" fo:border="none"/>
    </style:style>
    <style:style style:name="T8" style:family="text">
      <style:text-properties fo:font-variant="normal" fo:text-transform="none" fo:color="#333333" style:font-name="Consolas" fo:font-size="12pt" fo:letter-spacing="normal" fo:font-style="normal" fo:font-weight="normal"/>
    </style:style>
    <style:style style:name="T9" style:family="text">
      <style:text-properties fo:font-variant="normal" fo:text-transform="none" fo:color="#333333" style:font-name="Consolas" fo:font-size="12pt" fo:letter-spacing="normal" fo:font-style="normal" fo:font-weight="normal" officeooo:rsid="002ae283"/>
    </style:style>
    <style:style style:name="T10" style:family="text">
      <style:text-properties fo:font-variant="normal" fo:text-transform="none" fo:color="#333333" style:font-name="Consolas" fo:font-size="12pt" fo:letter-spacing="normal" fo:font-style="normal" fo:font-weight="normal" officeooo:rsid="002c7a2f"/>
    </style:style>
    <style:style style:name="T11" style:family="text">
      <style:text-properties fo:font-variant="normal" fo:text-transform="none" fo:color="#333333" fo:letter-spacing="normal"/>
    </style:style>
    <style:style style:name="T12" style:family="text">
      <style:text-properties fo:font-variant="normal" fo:text-transform="none" fo:color="#000000" style:font-name="proxima-nova" fo:font-size="12pt" fo:letter-spacing="normal" fo:font-style="normal" fo:font-weight="normal"/>
    </style:style>
    <style:style style:name="T13" style:family="text">
      <style:text-properties fo:font-variant="normal" fo:text-transform="none" fo:color="#000000" style:font-name="proxima-nova" fo:font-size="12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proxima-nova" fo:font-size="12pt" fo:letter-spacing="normal" fo:font-style="normal" fo:font-weight="bold"/>
    </style:style>
    <style:style style:name="T15" style:family="text">
      <style:text-properties fo:font-variant="normal" fo:text-transform="none" fo:color="#999988" style:font-name="Consolas" fo:font-size="12pt" fo:letter-spacing="normal" fo:font-style="italic" fo:font-weight="normal"/>
    </style:style>
    <style:style style:name="T16" style:family="text">
      <style:text-properties officeooo:rsid="001cb083"/>
    </style:style>
    <style:style style:name="T17" style:family="text">
      <style:text-properties officeooo:rsid="002406dc"/>
    </style:style>
    <style:style style:name="T18" style:family="text">
      <style:text-properties officeooo:rsid="0024a789"/>
    </style:style>
    <style:style style:name="T19" style:family="text">
      <style:text-properties officeooo:rsid="002872e4"/>
    </style:style>
    <style:style style:name="T20" style:family="text">
      <style:text-properties fo:color="#000000" style:font-name="proxima-nova" fo:font-style="normal" fo:font-weight="normal" officeooo:rsid="0033cf10" style:font-weight-asian="normal" style:font-weight-complex="normal"/>
    </style:style>
    <style:style style:name="T21" style:family="text">
      <style:text-properties fo:color="#000000" style:font-name="proxima-nova" fo:font-style="normal" fo:font-weight="normal" officeooo:rsid="0033fae4" style:font-weight-asian="normal" style:font-weight-complex="normal"/>
    </style:style>
    <style:style style:name="T22" style:family="text">
      <style:text-properties fo:color="#000000" style:font-name="Liberation Serif" fo:font-style="normal" fo:font-weight="normal" officeooo:rsid="0033fae4" style:font-weight-asian="normal" style:font-weight-complex="normal"/>
    </style:style>
    <style:style style:name="T23" style:family="text">
      <style:text-properties fo:color="#000000" style:font-name="Liberation Serif" fo:font-style="normal" fo:font-weight="normal" officeooo:rsid="003562fa" style:font-weight-asian="normal" style:font-weight-complex="normal"/>
    </style:style>
    <style:style style:name="T24" style:family="text">
      <style:text-properties fo:color="#000000" style:font-name="Liberation Serif" fo:font-style="normal" fo:font-weight="normal" officeooo:rsid="00374c0f" style:font-weight-asian="normal" style:font-weight-complex="normal"/>
    </style:style>
    <style:style style:name="T25" style:family="text">
      <style:text-properties fo:color="#000000" style:font-name="Liberation Serif" fo:font-style="normal" fo:font-weight="normal" officeooo:rsid="00386aa4" style:font-weight-asian="normal" style:font-weight-complex="normal"/>
    </style:style>
    <style:style style:name="T26" style:family="text">
      <style:text-properties fo:color="#000000" style:font-name="Liberation Serif" fo:font-style="normal" fo:font-weight="normal" officeooo:rsid="0038b093" style:font-weight-asian="normal" style:font-weight-complex="normal"/>
    </style:style>
    <style:style style:name="T27" style:family="text">
      <style:text-properties fo:color="#000000" style:font-name="Liberation Serif" fo:font-style="normal" fo:font-weight="normal" officeooo:rsid="00409603" style:font-weight-asian="normal" style:font-weight-complex="normal"/>
    </style:style>
    <style:style style:name="T28" style:family="text">
      <style:text-properties fo:color="#000000" style:font-name="Liberation Serif" fo:font-style="normal" fo:font-weight="normal" officeooo:rsid="004574ce" style:font-weight-asian="normal" style:font-weight-complex="normal"/>
    </style:style>
    <style:style style:name="T29" style:family="text">
      <style:text-properties officeooo:rsid="003f23fd"/>
    </style:style>
    <style:style style:name="T30" style:family="text">
      <style:text-properties officeooo:rsid="003fb207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hat is Docker?</text:p>
      <text:p text:style-name="Text_20_body"><text:span text:style-name="T2">Docker</text:span><text:span text:style-name="T3"> is a container-based software framework for automating deployment of applications. “Containers” are encapsulated, lightweight, and portable application modules. As of June 2014 </text:span><text:span text:style-name="T2">Docker</text:span><text:span text:style-name="T3"> has officially released v1.0.0.</text:span></text:p>
      <text:p text:style-name="Text_20_body"/>
      <text:p text:style-name="Text_20_body">Link: <text:s/><text:span text:style-name="T16">basic about docker.</text:span></text:p>
      <text:p text:style-name="Text_20_body"/>
      <text:p text:style-name="Text_20_body"><text:a xlink:type="simple" xlink:href="http://www.centurylinklabs.com/what-is-docker-and-when-to-use-it/">http://www.centurylinklabs.com/what-is-docker-and-when-to-use-it/</text:a>...</text:p>
      <text:p text:style-name="P13"><text:a xlink:type="simple" xlink:href="https://www.youtube.com/watch?v=pGYAg7TMmp0">https://www.youtube.com/watch?v=pGYAg7TMmp0</text:a></text:p>
      <text:p text:style-name="P13"><text:a xlink:type="simple" xlink:href="https://www.youtube.com/watch?v=Q5POuMHxW-0">https://www.youtube.com/watch?v=Q5POuMHxW-0</text:a></text:p>
      <text:p text:style-name="P13"/>
      <text:p text:style-name="Text_20_body">LXC: </text:p>
      <text:p text:style-name="Text_20_body"><text:span text:style-name="T1">LXC</text:span> (Linux <text:span text:style-name="T1">Containers</text:span>) is an operating-system-level virtualization environment for running multiple isolated Linux systems (<text:span text:style-name="T1">containers</text:span>) on a single Linux control host.</text:p>
      <text:p text:style-name="Text_20_body">Git Hub:</text:p>
      <text:p text:style-name="Text_20_body"/>
      <text:p text:style-name="Text_20_body"><text:span text:style-name="T2">GitHub</text:span><text:span text:style-name="T3"> is a web-based Git repository hosting service, which offers all of the distributed revision control and source code management (SCM) functionality of Git as well as adding its own features.</text:span></text:p>
      <text:p text:style-name="Text_20_body">Link: github</text:p>
      <text:p text:style-name="Text_20_body"><text:a xlink:type="simple" xlink:href="http://www.howtogeek.com/180167/htg-explains-what-is-github-and-what-do-geeks-use-it-for/">http://www.howtogeek.com/180167/htg-explains-what-is-github-and-what-do-geeks-use-it-for/</text:a></text:p>
      <text:p text:style-name="Text_20_body"/>
      <text:p text:style-name="Text_20_body"/>
      <text:p text:style-name="Text_20_body"><text:bookmark text:name="main-docker-parts"/>Main Docker Parts</text:p>
      <text:list xml:id="list3717121657675798873" text:style-name="L1">
        <text:list-item>
          <text:p text:style-name="P15">docker daemon: used to manage docker (LXC) containers on the host it runs</text:p>
        </text:list-item>
        <text:list-item>
          <text:p text:style-name="P15">docker CLI: used to command and communicate with the docker daemon</text:p>
        </text:list-item>
        <text:list-item>
          <text:p text:style-name="P15">docker image index: a repository (public or private) for docker images</text:p>
        </text:list-item>
      </text:list>
      <text:p text:style-name="Text_20_body"><text:bookmark text:name="main-docker-elements"/>Main Docker Elements</text:p>
      <text:list xml:id="list6693545002872827024" text:style-name="L2">
        <text:list-item>
          <text:p text:style-name="P16">docker containers: directories containing everything-your-application</text:p>
        </text:list-item>
        <text:list-item>
          <text:p text:style-name="P16">docker images: snapshots of containers or base OS (e.g. Ubuntu) images</text:p>
        </text:list-item>
        <text:list-item>
          <text:p text:style-name="P16">Dockerfiles: scripts automating the building process of images</text:p>
        </text:list-item>
      </text:list>
      <text:p text:style-name="Text_20_body"><text:soft-page-break/>How To install Docker:</text:p>
      <text:p text:style-name="Text_20_body"/>
      <text:p text:style-name="Text_20_body">Links: <text:a xlink:type="simple" xlink:href="https://www.digitalocean.com/community/tutorials/how-to-install-and-use-docker-getting-started">https://www.digitalocean.com/community/tutorials/how-to-install-and-use-docker-getting-started</text:a></text:p>
      <text:p text:style-name="Text_20_body"/>
      <text:p text:style-name="P17">DOCKER CPU USAGE </text:p>
      <text:p text:style-name="P17"><text:a xlink:type="simple" xlink:href="https://www.datadoghq.com/blog/how-to-collect-docker-metrics/">https://www.datadoghq.com/blog/how-to-collect-docker-metrics/</text:a></text:p>
      <text:p text:style-name="P17"/>
      <text:p text:style-name="Text_20_body"/>
      <text:p text:style-name="Text_20_body">How to install Docker:</text:p>
      <text:p text:style-name="Text_20_body"/>
      <text:p text:style-name="Text_20_body">Step1:</text:p>
      <text:p text:style-name="Text_20_body"><text:s text:c="12"/>Update your droplet.</text:p>
      <text:p text:style-name="Text_20_body"/>
      <text:p text:style-name="Text_20_body">Sudo apt-get update;</text:p>
      <text:p text:style-name="Text_20_body">Sudo apt-get upgrade;</text:p>
      <text:p text:style-name="Preformatted_20_Text"><text:span text:style-name="Source_20_Text">sudo sh -c "curl https://get.docker.io/gpg | apt-key add -"</text:span></text:p>
      <text:p text:style-name="Preformatted_20_Text"><text:span text:style-name="Source_20_Text">sudo sh -c "echo deb http://get.docker.io/ubuntu docker main &gt; /etc/apt/sources.list.d/docker.list"</text:span></text:p>
      <text:p text:style-name="Preformatted_20_Text"><text:span text:style-name="Source_20_Text">sudo apt-get update</text:span></text:p>
      <text:p text:style-name="P14"><text:span text:style-name="Source_20_Text">sudo apt-get install lxc-docker</text:span></text:p>
      <text:p text:style-name="Text_20_body"/>
      <text:p text:style-name="Text_20_body">Step2:</text:p>
      <text:p text:style-name="Text_20_body"><text:s text:c="11"/>To check aufs support is available in our system run the below command.</text:p>
      <text:p text:style-name="Text_20_body"/>
      <text:p text:style-name="Text_20_body"><text:span text:style-name="Source_20_Text"><text:span text:style-name="T4">sudo apt-get install linux-image-extra-`uname -r`</text:span></text:span></text:p>
      <text:p text:style-name="Text_20_body"/>
      <text:p text:style-name="Text_20_body">ok.</text:p>
      <text:p text:style-name="Text_20_body"/>
      <text:p text:style-name="Text_20_body">Step3:</text:p>
      <text:p text:style-name="Text_20_body"><text:span text:style-name="T17"><text:s text:c="10"/></text:span><text:span text:style-name="T12">Add docker repository key to apt-key for package verification</text:span></text:p>
      <text:p text:style-name="Text_20_body"><text:s text:c="3"/></text:p>
      <text:p text:style-name="Text_20_body"><text:soft-page-break/><text:span text:style-name="Source_20_Text"><text:span text:style-name="T4">sudo sh -c "wget -qO- https://get.docker.io/gpg | apt-key add -"</text:span></text:span></text:p>
      <text:p text:style-name="Text_20_body"/>
      <text:p text:style-name="Text_20_body">Step4:</text:p>
      <text:p text:style-name="Text_20_body"><text:span text:style-name="T18"><text:s text:c="11"/></text:span><text:span text:style-name="T12">Add the docker repository to aptitude sources:</text:span></text:p>
      <text:p text:style-name="Text_20_body"/>
      <text:p text:style-name="Text_20_body"><text:span text:style-name="Source_20_Text"><text:span text:style-name="T4">sudo sh -c "echo deb http://get.docker.io/ubuntu docker main\</text:span></text:span></text:p>
      <text:p text:style-name="Text_20_body"><text:span text:style-name="Source_20_Text"><text:span text:style-name="T4"><text:s/>/etc/apt/sources.list.d/docker.list"</text:span></text:span></text:p>
      <text:p text:style-name="Text_20_body"/>
      <text:p text:style-name="Text_20_body">Step 5:</text:p>
      <text:p text:style-name="Text_20_body"><text:s text:c="10"/>Update your droplet.</text:p>
      <text:p text:style-name="Text_20_body"><text:s text:c="2"/></text:p>
      <text:p text:style-name="Text_20_body">Sudo apt-get update</text:p>
      <text:p text:style-name="Text_20_body"/>
      <text:p text:style-name="Text_20_body">Step 6:</text:p>
      <text:p text:style-name="Text_20_body"><text:s text:c="6"/>Download and install docker </text:p>
      <text:p text:style-name="Text_20_body"/>
      <text:p text:style-name="Text_20_body">sudo apt-get install lxc-docker</text:p>
      <text:p text:style-name="Text_20_body"/>
      <text:p text:style-name="Text_20_body">Step 7:</text:p>
      <text:p text:style-name="Text_20_body"/>
      <text:p text:style-name="Text_20_body">Ubuntu's default firewall (UFW: Uncomplicated Firewall) denies all forwarding traffic by default, which is needed by docker.</text:p>
      <text:p text:style-name="Text_20_body">Enable forwarding with UFW:</text:p>
      <text:p text:style-name="Text_20_body">Edit UFW configuration using the nano text editor.</text:p>
      <text:p text:style-name="Text_20_body"><text:span text:style-name="Source_20_Text"><text:span text:style-name="T4">sudo nano /etc/default/ufw</text:span></text:span></text:p>
      <text:p text:style-name="Text_20_body"/>
      <text:p text:style-name="Text_20_body"><text:span text:style-name="T12">Scroll down and find the line beginning with DEFAULT</text:span><text:span text:style-name="Emphasis"><text:span text:style-name="T12">FORWARD</text:span></text:span><text:span text:style-name="T12">POLICY.</text:span></text:p>
      <text:p text:style-name="Text_20_body">Replace:</text:p>
      <text:p text:style-name="Text_20_body"><text:span text:style-name="Source_20_Text"><text:span text:style-name="T4">DEFAULT_FORWARD_POLICY="DROP"</text:span></text:span></text:p>
      <text:p text:style-name="Text_20_body"/>
      <text:p text:style-name="Text_20_body"><text:soft-page-break/></text:p>
      <text:p text:style-name="Text_20_body">With:</text:p>
      <text:p text:style-name="Text_20_body"><text:span text:style-name="Source_20_Text"><text:span text:style-name="T4">DEFAULT_FORWARD_POLICY="ACCEPT"</text:span></text:span></text:p>
      <text:p text:style-name="Text_20_body"/>
      <text:p text:style-name="Text_20_body">Press CTRL+X and approve with Y to save and close.</text:p>
      <text:p text:style-name="Text_20_body">Finally, reload the UFW:</text:p>
      <text:p text:style-name="Text_20_body"><text:span text:style-name="Source_20_Text"><text:span text:style-name="T4">sudo ufw reload</text:span></text:span></text:p>
      <text:p text:style-name="Text_20_body"/>
      <text:p text:style-name="Text_20_body"/>
      <text:p text:style-name="Text_20_body">Step 8:</text:p>
      <text:p text:style-name="Text_20_body"><text:s text:c="2"/></text:p>
      <text:p text:style-name="Text_20_body"><text:s text:c="9"/>TO run docker use blow command.</text:p>
      <text:p text:style-name="Text_20_body"/>
      <text:p text:style-name="Text_20_body">Sudo docker -d &amp;</text:p>
      <text:p text:style-name="Text_20_body"/>
      <text:p text:style-name="Text_20_body">Step 9:</text:p>
      <text:p text:style-name="Text_20_body"><text:s text:c="8"/>To check docker install or not use below command.</text:p>
      <text:p text:style-name="Text_20_body"/>
      <text:p text:style-name="Text_20_body"><text:s text:c="4"/>Sudo Docker -version</text:p>
      <text:p text:style-name="Text_20_body"><text:s text:c="4"/>sudo <text:s/>Docker info</text:p>
      <text:p text:style-name="Text_20_body"/>
      <text:p text:style-name="Text_20_body"/>
      <text:p text:style-name="P12">Step 10:</text:p>
      <text:p text:style-name="Text_20_body"><text:s text:c="5"/>To check docker image file.</text:p>
      <text:p text:style-name="Text_20_body"><text:s text:c="2"/>Sudo docker image<text:span text:style-name="T29">s</text:span></text:p>
      <text:p text:style-name="Text_20_body"/>
      <text:p text:style-name="Text_20_body"/>
      <text:p text:style-name="Text_20_body">Step 11:</text:p>
      <text:p text:style-name="Text_20_body"><text:s text:c="3"/>Searchind for docker images.</text:p>
      <text:p text:style-name="Text_20_body"/>
      <text:p text:style-name="Text_20_body"><text:soft-page-break/><text:span text:style-name="Source_20_Text"><text:span text:style-name="T4">sudo docker search ubuntu</text:span></text:span></text:p>
      <text:p text:style-name="Text_20_body"/>
      <text:p text:style-name="Text_20_body">How to create a container:</text:p>
      <text:p text:style-name="Text_20_body"><text:span text:style-name="T9">sudo </text:span><text:span text:style-name="T8">docker run</text:span><text:span text:style-name="T11"> </text:span><text:span text:style-name="T8">-t -i ubuntu [image name]/bin/bash</text:span></text:p>
      <text:p text:style-name="Text_20_body"><text:tab/> <text:tab/> <text:tab/></text:p>
      <text:p text:style-name="Text_20_body">then it will create this container .</text:p>
      <text:p text:style-name="Text_20_body"><text:span text:style-name="T19">Ex : </text:span><text:a xlink:type="simple" xlink:href="mailto:root@8196968dac35"><text:span text:style-name="T8">root@</text:span></text:a><text:span text:style-name="T10">6d1da267433a</text:span><text:span text:style-name="T8">:/</text:span><text:span text:style-name="T15">#</text:span></text:p>
      <text:p text:style-name="Text_20_body"/>
      <text:p text:style-name="Text_20_body"/>
      <text:p text:style-name="Text_20_body"/>
      <text:p text:style-name="Text_20_body">How to check container list :</text:p>
      <text:p text:style-name="Text_20_body"><text:s text:c="5"/>Sudo docker ps -a</text:p>
      <text:p text:style-name="Text_20_body"/>
      <text:p text:style-name="Text_20_body"/>
      <text:p text:style-name="Text_20_body"><text:span text:style-name="Strong_20_Emphasis"><text:span text:style-name="T13">Committing changes to an image:</text:span></text:span></text:p>
      <text:p text:style-name="Text_20_body"><text:span text:style-name="Strong_20_Emphasis"><text:span text:style-name="T14"><text:s text:c="10"/></text:span></text:span></text:p>
      <text:p text:style-name="Text_20_body"><text:span text:style-name="Source_20_Text"><text:span text:style-name="T4">sudo docker commit 8dbd9e392a96</text:span></text:span><text:span text:style-name="Source_20_Text"><text:span text:style-name="T6">[container id]</text:span></text:span><text:span text:style-name="Source_20_Text"><text:span text:style-name="T4"> </text:span></text:span><text:span text:style-name="Source_20_Text"><text:span text:style-name="T5">siva[</text:span></text:span><text:span text:style-name="Source_20_Text"><text:span text:style-name="T7">image </text:span></text:span><text:span text:style-name="Source_20_Text"><text:span text:style-name="T5">name]</text:span></text:span></text:p>
      <text:p text:style-name="Text_20_body"/>
      <text:p text:style-name="Text_20_body"/>
      <text:p text:style-name="P2">How to delete container ID:</text:p>
      <text:p text:style-name="P2"><text:s text:c="3"/>Sudo docker rm [Container id].</text:p>
      <text:p text:style-name="P2"><text:s text:c="2"/>Sudo Docker rmi [image name] or [image id] <text:s/></text:p>
      <text:p text:style-name="P3"/>
      <text:p text:style-name="P4"><text:span text:style-name="Strong_20_Emphasis"><text:span text:style-name="T20">Docker fie craetion:</text:span></text:span></text:p>
      <text:p text:style-name="P4"><text:span text:style-name="Strong_20_Emphasis"><text:span text:style-name="T20">Step 1:</text:span></text:span></text:p>
      <text:p text:style-name="P4"><text:span text:style-name="Strong_20_Emphasis"><text:span text:style-name="T20"><text:s text:c="4"/>first craete on folder tomcat. Then inside make one empty docker file.</text:span></text:span></text:p>
      <text:p text:style-name="P4"><text:span text:style-name="Strong_20_Emphasis"><text:span text:style-name="T20">Step2 :</text:span></text:span></text:p>
      <text:p text:style-name="P4"><text:span text:style-name="Strong_20_Emphasis"><text:span text:style-name="T20"><text:s text:c="4"/>Then <text:s/>edit the docker file using nano/vi/vim.</text:span></text:span></text:p>
      <text:p text:style-name="P4"><text:span text:style-name="Strong_20_Emphasis"><text:span text:style-name="T20">Then write your script for installing tomcat.</text:span></text:span></text:p>
      <text:p text:style-name="P4"><text:soft-page-break/><text:span text:style-name="Strong_20_Emphasis"><text:span text:style-name="T20">Ex.code</text:span></text:span></text:p>
      <text:p text:style-name="P4"/>
      <text:p text:style-name="P5"><text:span text:style-name="Strong_20_Emphasis"><text:span text:style-name="T21">Just write the below code on that file and save it.</text:span></text:span></text:p>
      <text:p text:style-name="P5"/>
      <text:p text:style-name="P5"/>
      <text:p text:style-name="P5"><text:span text:style-name="Strong_20_Emphasis"><text:span text:style-name="T21"/></text:span></text:p>
      <text:p text:style-name="P10"><text:span text:style-name="T30">#</text:span>Link: https://registry.hub.docker.com/u/rhasselbaum/java7-tomcat7/dockerfile/</text:p>
      <text:p text:style-name="P4"/>
      <text:p text:style-name="P6"># A vanilla Tomcat 7 Docker container running under OpenJDK 7.</text:p>
      <text:p text:style-name="P6"/>
      <text:p text:style-name="P6">FROM ubuntu:14.04</text:p>
      <text:p text:style-name="P6">MAINTAINER sakthi &lt;ak.sakthi1989@gmail.com&gt;</text:p>
      <text:p text:style-name="P6"/>
      <text:p text:style-name="P6"># Install Tomcat and create private CATALINA_BASE at '/tomcat' owned by the Tomcat user.</text:p>
      <text:p text:style-name="P6"># Although Ubuntu creates a "tomcat7" user, we create our own (called "tcuser") so that</text:p>
      <text:p text:style-name="P6"># child images are not artificially coupled to a specific Tomcat version number and</text:p>
      <text:p text:style-name="P6"># filesystem write access is limited to CATALINA_BASE.</text:p>
      <text:p text:style-name="P6">RUN DEBIAN_FRONTEND=noninteractive \</text:p>
      <text:p text:style-name="P6"><text:s/>apt-get update &amp;&amp; \</text:p>
      <text:p text:style-name="P6"><text:s/>apt-get install -y openjdk-7-jre-headless tomcat7 tomcat7-user &amp;&amp; \</text:p>
      <text:p text:style-name="P6"># useradd -d /tomcat -r -s /bin/false tcuser &amp;&amp; \</text:p>
      <text:p text:style-name="P6"><text:s/>useradd tcuser -p siva</text:p>
      <text:p text:style-name="P6"><text:s/>tomcat7-instance-create /tomcat &amp;&amp; \</text:p>
      <text:p text:style-name="P6"><text:s/>chown -R tcuser:tcuser /tomcat</text:p>
      <text:p text:style-name="P6"/>
      <text:p text:style-name="P6"># Add volumes for volatile directories that aren't usually shared with child images.</text:p>
      <text:p text:style-name="P6">VOLUME ["/tomcat/logs", "/tomcat/temp", "/tomcat/work"]</text:p>
      <text:p text:style-name="P6"><text:soft-page-break/></text:p>
      <text:p text:style-name="P6"># Expose HTTP only by default.</text:p>
      <text:p text:style-name="P6">EXPOSE 8080</text:p>
      <text:p text:style-name="P6"># Workaround for https://bugs.launchpad.net/ubuntu/+source/tomcat7/+bug/1232258</text:p>
      <text:p text:style-name="P6">RUN ln -s /var/lib/tomcat7/common/ /usr/share/tomcat7/common &amp;&amp; \</text:p>
      <text:p text:style-name="P6"><text:s/>ln -s /var/lib/tomcat7/server/ /usr/share/tomcat7/server &amp;&amp; \</text:p>
      <text:p text:style-name="P6"><text:s/>ln -s /var/lib/tomcat7/shared/ /usr/share/tomcat7/shared</text:p>
      <text:p text:style-name="P6"/>
      <text:p text:style-name="P6"># Use IPv4 by default and UTF-8 encoding. These are almost universally useful.</text:p>
      <text:p text:style-name="P6">ENV JAVA_OPTS -Djava.net.preferIPv4Stack=true -Dfile.encoding=UTF-8</text:p>
      <text:p text:style-name="P6"/>
      <text:p text:style-name="P6"># All your base...</text:p>
      <text:p text:style-name="P6">ENV CATALINA_BASE /tomcat</text:p>
      <text:p text:style-name="P6"/>
      <text:p text:style-name="P6"># Drop privileges and run Tomcat.</text:p>
      <text:p text:style-name="P6">USER tcuser</text:p>
      <text:p text:style-name="P6">CMD /usr/share/tomcat7/bin/catalina.sh run</text:p>
      <text:p text:style-name="P4"><text:span text:style-name="Strong_20_Emphasis"><text:span text:style-name="T20"><text:s/></text:span></text:span></text:p>
      <text:p text:style-name="P7"><text:span text:style-name="Strong_20_Emphasis"><text:span text:style-name="T23">Step:3</text:span></text:span></text:p>
      <text:p text:style-name="P7"><text:span text:style-name="Strong_20_Emphasis"><text:span text:style-name="T23"><text:s text:c="7"/>Then build the image file using below command </text:span></text:span></text:p>
      <text:p text:style-name="P7"><text:span text:style-name="Strong_20_Emphasis"><text:span text:style-name="T23"><text:s/>sudo docker build -t ubuntu/tomcat </text:span></text:span><text:span text:style-name="Strong_20_Emphasis"><text:span text:style-name="T27">[path of the file]</text:span></text:span><text:span text:style-name="Strong_20_Emphasis"><text:span text:style-name="T23"> <text:s text:c="2"/></text:span></text:span></text:p>
      <text:p text:style-name="P7"><text:span text:style-name="Strong_20_Emphasis"><text:span text:style-name="T22">Step :</text:span></text:span><text:span text:style-name="Strong_20_Emphasis"><text:span text:style-name="T24">4</text:span></text:span></text:p>
      <text:p text:style-name="P5"><text:span text:style-name="Strong_20_Emphasis"><text:span text:style-name="T22">First check the above image was created or not for that use below command.</text:span></text:span></text:p>
      <text:p text:style-name="P5"><text:span text:style-name="Strong_20_Emphasis"><text:span text:style-name="T22">Sudo docker images .... it will list the image files.</text:span></text:span></text:p>
      <text:p text:style-name="P5"><text:span text:style-name="Strong_20_Emphasis"><text:span text:style-name="T22">Step:</text:span></text:span><text:span text:style-name="Strong_20_Emphasis"><text:span text:style-name="T24">5</text:span></text:span></text:p>
      <text:p text:style-name="P5"><text:span text:style-name="Strong_20_Emphasis"><text:span text:style-name="T22">Then run the image file using the below commands</text:span></text:span></text:p>
      <text:p text:style-name="P5"><text:span text:style-name="Strong_20_Emphasis"><text:span text:style-name="T22">sudo docker run -it -p 8080 ubuntu/tomcat /bin/bash </text:span></text:span></text:p>
      <text:p text:style-name="P8"><text:span text:style-name="Strong_20_Emphasis"><text:span text:style-name="T25">Step:6</text:span></text:span></text:p>
      <text:p text:style-name="P8"><text:span text:style-name="Strong_20_Emphasis"><text:span text:style-name="T25"><text:s/>Then it will open a container file in that file you should find the port of the running conatiner</text:span></text:span></text:p>
      <text:p text:style-name="P8"><text:soft-page-break/></text:p>
      <text:p text:style-name="P8"><text:span text:style-name="Strong_20_Emphasis"><text:span text:style-name="T25">for that use below command. It will display the port number.</text:span></text:span></text:p>
      <text:p text:style-name="P8"><text:s text:c="2"/><text:span text:style-name="Strong_20_Emphasis"><text:span text:style-name="T25">sudo docker ps </text:span></text:span></text:p>
      <text:p text:style-name="P9"><text:span text:style-name="Strong_20_Emphasis"><text:span text:style-name="T26">Step:6</text:span></text:span></text:p>
      <text:p text:style-name="P9"><text:span text:style-name="Strong_20_Emphasis"><text:span text:style-name="T26"><text:s text:c="8"/>Then go to your browser type . Tomcat page will display.</text:span></text:span></text:p>
      <text:p text:style-name="P9"><text:a xlink:type="simple" xlink:href="http://your/"><text:span text:style-name="Strong_20_Emphasis">http://</text:span></text:a><text:span text:style-name="Strong_20_Emphasis"><text:span text:style-name="T26">192.168.1.38:32774[yourip:your port no]</text:span></text:span></text:p>
      <text:p text:style-name="P9"/>
      <text:p text:style-name="P9"/>
      <text:p text:style-name="P11"><text:span text:style-name="Strong_20_Emphasis"><text:span text:style-name="T28">DOCKER Couchbase </text:span></text:span></text:p>
      <text:p text:style-name="P9"/>
      <text:p text:style-name="P9"><text:span text:style-name="Strong_20_Emphasis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Courier, monospace"/>
    <style:font-face style:name="arial" svg:font-family="arial, sans-serif"/>
    <style:font-face style:name="monospace" svg:font-family="monospace, monospace"/>
    <style:font-face style:name="proxima-nova" svg:font-family="proxima-nov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officeooo:rsid="001a7a70" officeooo:paragraph-rsid="001a7a70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45"/>Docker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15:48:47.841365511</meta:creation-date>
    <dc:date>2016-02-16T19:22:30.921513229</dc:date>
    <meta:editing-duration>P1DT23H56M48S</meta:editing-duration>
    <meta:editing-cycles>43</meta:editing-cycles>
    <meta:generator>LibreOffice/4.2.8.2$Linux_X86_64 LibreOffice_project/420m0$Build-2</meta:generator>
    <meta:document-statistic meta:table-count="0" meta:image-count="0" meta:object-count="0" meta:page-count="8" meta:paragraph-count="149" meta:word-count="814" meta:character-count="6076" meta:non-whitespace-character-count="5187"/>
  </office:meta>
</office:document-meta>
</file>